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1]-[.F41])/[.F41]/[.F41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2]-[.F42])/[.F42]/[.F42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3]-[.F43])/[.F43]/[.F43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4]-[.F44])/[.F44]/[.F44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5]-[.F45])/[.F45]/[.F45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6]-[.F46])/[.F46]/[.F46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7]-[.F47])/[.F47]/[.F47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8]-[.F48])/[.F48]/[.F48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0]-[.F50])/[.F50]/[.F50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1]-[.F51])/[.F51]/[.F51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2]-[.F52])/[.F52]/[.F52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3]-[.F53])/[.F53]/[.F53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4]-[.F54])/[.F54]/[.F54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6]-[.F56])/[.F56]/[.F56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7]-[.F57])/[.F57]/[.F57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8]-[.F58])/[.F58]/[.F58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5]-[.F65])/[.F65]/[.F65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7]-[.F67])/[.F67]/[.F67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8]-[.F68])/[.F68]/[.F68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9]-[.F69])/[.F69]/[.F69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0]-[.F70])/[.F70]/[.F70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1]-[.F71])/[.F71]/[.F71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2]-[.F72])/[.F72]/[.F72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6]-[.F76])/[.F76]/[.F76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7]-[.F77])/[.F77]/[.F77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8]-[.F78])/[.F78]/[.F78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9]-[.F79])/[.F79]/[.F79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0]-[.F80])/[.F80]/[.F80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1]-[.F81])/[.F81]/[.F81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2]-[.F82])/[.F82]/[.F82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3]-[.F83])/[.F83]/[.F83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4]-[.F84])/[.F84]/[.F84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5]-[.F85])/[.F85]/[.F85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6]-[.F86])/[.F86]/[.F86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7]-[.F87])/[.F87]/[.F87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8]-[.F88])/[.F88]/[.F88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9]-[.F89])/[.F89]/[.F89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0]-[.F90])/[.F90]/[.F90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1]-[.F91])/[.F91]/[.F91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2]-[.F92])/[.F92]/[.F92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3]-[.F93])/[.F93]/[.F93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4]-[.F94])/[.F94]/[.F94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5]-[.F95])/[.F95]/[.F95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6]-[.F96])/[.F96]/[.F96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7]-[.F97])/[.F97]/[.F97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8]-[.F98])/[.F98]/[.F98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9]-[.F99])/[.F99]/[.F99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0]-[.F100])/[.F100]/[.F100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1]-[.F101])/[.F101]/[.F101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2]-[.F102])/[.F102]/[.F102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3]-[.F103])/[.F103]/[.F103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4]-[.F104])/[.F104]/[.F104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5]-[.F105])/[.F105]/[.F105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6]-[.F106])/[.F106]/[.F106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7]-[.F107])/[.F107]/[.F107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8]-[.F108])/[.F108]/[.F108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0]-[.F110])/[.F110]/[.F110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1]-[.F111])/[.F111]/[.F111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2]-[.F112])/[.F112]/[.F112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3]-[.F113])/[.F113]/[.F113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4]-[.F114])/[.F114]/[.F114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5]-[.F115])/[.F115]/[.F115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6]-[.F116])/[.F116]/[.F116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7]-[.F117])/[.F117]/[.F117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8]-[.F118])/[.F118]/[.F118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9]-[.F119])/[.F119]/[.F119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0]-[.F120])/[.F120]/[.F120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1]-[.F121])/[.F121]/[.F121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3]-[.F123])/[.F123]/[.F123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4]-[.F124])/[.F124]/[.F124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5]-[.F125])/[.F125]/[.F125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6]-[.F126])/[.F126]/[.F126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7]-[.F127])/[.F127]/[.F127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8]-[.F128])/[.F128]/[.F128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9]-[.F129])/[.F129]/[.F129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0]-[.F130])/[.F130]/[.F130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1]-[.F131])/[.F131]/[.F131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2]-[.F132])/[.F132]/[.F132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3]-[.F133])/[.F133]/[.F133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4]-[.F134])/[.F134]/[.F134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5]-[.F135])/[.F135]/[.F135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6]-[.F136])/[.F136]/[.F136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0"/>
        <table:table-column table:style-name="co7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coll-test" table:style-name="ta1">
        <office:forms form:automatic-focus="false" form:apply-design-mode="false"/>
        <table:table-column table:style-name="co9" table:default-cell-style-name="ce17"/>
        <table:table-column table:style-name="co9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9" table:default-cell-style-name="ce17"/>
        <table:table-column table:style-name="co10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9" table:default-cell-style-name="Default"/>
        <table:table-column table:style-name="co12" table:default-cell-style-name="Default"/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8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6">
          <table:sort>
            <table:sort-by table:field-number="2" table:data-type="automatic"/>
          </table:sort>
        </table:database-range>
        <table:database-range table:name="__Anonymous_Sheet_DB__6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1:33:36.9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4-19T11:55:37.347000000</dc:date>
    <meta:editing-cycles>63</meta:editing-cycles>
    <meta:editing-duration>P2DT22H2M49S</meta:editing-duration>
    <meta:generator>LibreOffice/7.2.0.4$Windows_X86_64 LibreOffice_project/9a9c6381e3f7a62afc1329bd359cc48accb6435b</meta:generator>
    <meta:document-statistic meta:table-count="7" meta:cell-count="6043" meta:object-count="0"/>
  </office:meta>
</office:document-meta>
</file>